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26cm" svg:stroke-color="#000000" draw:stroke-linejoin="round" svg:stroke-linecap="round" draw:fill="none" fo:padding-top="0.013cm" fo:padding-bottom="0.013cm" fo:padding-left="0.013cm" fo:padding-right="0.013cm"/>
    </style:style>
    <style:style style:name="gr2"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gr4" style:family="graphic" style:parent-style-name="standard">
      <style:graphic-properties draw:stroke="none" draw:fill="solid" draw:fill-color="#e5e5e5"/>
    </style:style>
    <style:style style:name="gr5" style:family="graphic" style:parent-style-name="standard">
      <style:graphic-properties draw:stroke="solid" svg:stroke-width="0.052cm" svg:stroke-color="#0000ff" draw:stroke-linejoin="round" svg:stroke-linecap="round" draw:fill="none" fo:padding-top="0.026cm" fo:padding-bottom="0.026cm" fo:padding-left="0.026cm" fo:padding-right="0.026cm"/>
    </style:style>
    <style:style style:name="gr6" style:family="graphic" style:parent-style-name="standard">
      <style:graphic-properties draw:stroke="dash" draw:stroke-dash="stroke-dash20" svg:stroke-width="0.026cm" svg:stroke-color="#000000" draw:stroke-linejoin="round" svg:stroke-linecap="round" draw:fill="none" fo:padding-top="0.013cm" fo:padding-bottom="0.013cm" fo:padding-left="0.013cm" fo:padding-right="0.013cm"/>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12pt" style:font-size-asian="12pt" style:font-size-complex="12pt"/>
    </style:style>
    <style:style style:name="P4" style:family="paragraph">
      <loext:graphic-properties draw:fill="none"/>
      <style:text-properties fo:font-size="14pt" style:font-size-asian="14pt" style:font-size-complex="14pt"/>
    </style:style>
    <style:style style:name="P5" style:family="paragraph">
      <loext:graphic-properties draw:fill="solid" draw:fill-color="#e5e5e5"/>
    </style:style>
    <style:style style:name="T1" style:family="text">
      <style:text-properties fo:color="#000000" style:font-name="Helvetica1" fo:font-size="12pt" style:font-size-asian="12pt" style:font-name-complex="Helvetica1" style:font-size-complex="12pt"/>
    </style:style>
    <style:style style:name="T2" style:family="text">
      <style:text-properties fo:color="#000000" style:font-name="Helvetica1" fo:font-size="14pt" fo:font-weight="bold" style:font-size-asian="14pt" style:font-name-complex="Helvetica1"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2.624cm" svg:y1="15.189cm" svg:x2="16.171cm" svg:y2="15.189cm">
          <text:p/>
        </draw:line>
        <draw:line draw:style-name="gr1" draw:text-style-name="P1" draw:layer="layout" svg:x1="2.624cm" svg:y1="15.189cm" svg:x2="2.624cm" svg:y2="15.443cm">
          <text:p/>
        </draw:line>
        <draw:line draw:style-name="gr1" draw:text-style-name="P1" draw:layer="layout" svg:x1="5.334cm" svg:y1="15.189cm" svg:x2="5.334cm" svg:y2="15.443cm">
          <text:p/>
        </draw:line>
        <draw:line draw:style-name="gr1" draw:text-style-name="P1" draw:layer="layout" svg:x1="8.043cm" svg:y1="15.189cm" svg:x2="8.043cm" svg:y2="15.443cm">
          <text:p/>
        </draw:line>
        <draw:line draw:style-name="gr1" draw:text-style-name="P1" draw:layer="layout" svg:x1="10.752cm" svg:y1="15.189cm" svg:x2="10.752cm" svg:y2="15.443cm">
          <text:p/>
        </draw:line>
        <draw:line draw:style-name="gr1" draw:text-style-name="P1" draw:layer="layout" svg:x1="13.462cm" svg:y1="15.189cm" svg:x2="13.462cm" svg:y2="15.443cm">
          <text:p/>
        </draw:line>
        <draw:line draw:style-name="gr1" draw:text-style-name="P1" draw:layer="layout" svg:x1="16.171cm" svg:y1="15.189cm" svg:x2="16.171cm" svg:y2="15.443cm">
          <text:p/>
        </draw:line>
        <draw:frame draw:style-name="gr2" draw:text-style-name="P3" draw:layer="layout" svg:width="0.422cm" svg:height="0.611cm" svg:x="2.507cm" svg:y="15.618cm">
          <draw:text-box>
            <text:p text:style-name="P2"><text:span text:style-name="T1">0</text:span></text:p>
          </draw:text-box>
        </draw:frame>
        <draw:frame draw:style-name="gr2" draw:text-style-name="P3" draw:layer="layout" svg:width="0.422cm" svg:height="0.611cm" svg:x="5.216cm" svg:y="15.618cm">
          <draw:text-box>
            <text:p text:style-name="P2"><text:span text:style-name="T1">1</text:span></text:p>
          </draw:text-box>
        </draw:frame>
        <draw:frame draw:style-name="gr2" draw:text-style-name="P3" draw:layer="layout" svg:width="0.422cm" svg:height="0.611cm" svg:x="7.926cm" svg:y="15.618cm">
          <draw:text-box>
            <text:p text:style-name="P2"><text:span text:style-name="T1">2</text:span></text:p>
          </draw:text-box>
        </draw:frame>
        <draw:frame draw:style-name="gr2" draw:text-style-name="P3" draw:layer="layout" svg:width="0.422cm" svg:height="0.611cm" svg:x="10.635cm" svg:y="15.618cm">
          <draw:text-box>
            <text:p text:style-name="P2"><text:span text:style-name="T1">3</text:span></text:p>
          </draw:text-box>
        </draw:frame>
        <draw:frame draw:style-name="gr2" draw:text-style-name="P3" draw:layer="layout" svg:width="0.422cm" svg:height="0.611cm" svg:x="13.344cm" svg:y="15.618cm">
          <draw:text-box>
            <text:p text:style-name="P2"><text:span text:style-name="T1">4</text:span></text:p>
          </draw:text-box>
        </draw:frame>
        <draw:line draw:style-name="gr1" draw:text-style-name="P1" draw:layer="layout" svg:x1="2.082cm" svg:y1="15.103cm" svg:x2="2.082cm" svg:y2="2.568cm">
          <text:p/>
        </draw:line>
        <draw:line draw:style-name="gr1" draw:text-style-name="P1" draw:layer="layout" svg:x1="2.082cm" svg:y1="15.103cm" svg:x2="1.828cm" svg:y2="15.103cm">
          <text:p/>
        </draw:line>
        <draw:line draw:style-name="gr1" draw:text-style-name="P1" draw:layer="layout" svg:x1="2.082cm" svg:y1="10.924cm" svg:x2="1.828cm" svg:y2="10.924cm">
          <text:p/>
        </draw:line>
        <draw:line draw:style-name="gr1" draw:text-style-name="P1" draw:layer="layout" svg:x1="2.082cm" svg:y1="6.746cm" svg:x2="1.828cm" svg:y2="6.746cm">
          <text:p/>
        </draw:line>
        <draw:line draw:style-name="gr1" draw:text-style-name="P1" draw:layer="layout" svg:x1="2.082cm" svg:y1="2.568cm" svg:x2="1.828cm" svg:y2="2.568cm">
          <text:p/>
        </draw:line>
        <draw:frame draw:style-name="gr2" draw:text-style-name="P3" draw:layer="layout" svg:width="0.422cm" svg:height="0.611cm" svg:x="16.054cm" svg:y="15.618cm">
          <draw:text-box>
            <text:p text:style-name="P2"><text:span text:style-name="T1">5</text:span></text:p>
          </draw:text-box>
        </draw:frame>
        <draw:frame draw:style-name="gr2" draw:text-style-name="P3" draw:layer="layout" svg:width="0.841cm" svg:height="0.611cm" draw:transform="rotate (1.5707963267949) translate (0.987cm 15.521cm)">
          <draw:text-box>
            <text:p text:style-name="P2"><text:span text:style-name="T1">−</text:span><text:span text:style-name="T1">0.5</text:span></text:p>
          </draw:text-box>
        </draw:frame>
        <draw:frame draw:style-name="gr2" draw:text-style-name="P3" draw:layer="layout" svg:width="0.595cm" svg:height="0.611cm" draw:transform="rotate (1.5707963267949) translate (0.987cm 11.219cm)">
          <draw:text-box>
            <text:p text:style-name="P2"><text:span text:style-name="T1">0.0</text:span></text:p>
          </draw:text-box>
        </draw:frame>
        <draw:frame draw:style-name="gr2" draw:text-style-name="P3" draw:layer="layout" svg:width="0.595cm" svg:height="0.611cm" draw:transform="rotate (1.5707963267949) translate (0.987cm 7.041cm)">
          <draw:text-box>
            <text:p text:style-name="P2"><text:span text:style-name="T1">0.5</text:span></text:p>
          </draw:text-box>
        </draw:frame>
        <draw:polygon draw:style-name="gr1" draw:text-style-name="P1" draw:layer="layout" svg:width="14.631cm" svg:height="13.107cm" svg:x="2.082cm" svg:y="2.082cm" svg:viewBox="0 0 14632 13108" draw:points="0,13108 14632,13108 14632,0 0,0">
          <text:p/>
        </draw:polygon>
        <draw:frame draw:style-name="gr2" draw:text-style-name="P3" draw:layer="layout" svg:width="0.595cm" svg:height="0.611cm" draw:transform="rotate (1.5707963267949) translate (0.987cm 2.862cm)">
          <draw:text-box>
            <text:p text:style-name="P2"><text:span text:style-name="T1">1.0</text:span></text:p>
          </draw:text-box>
        </draw:frame>
        <draw:frame draw:style-name="gr3" draw:text-style-name="P4" draw:layer="layout" svg:width="4.735cm" svg:height="0.712cm" svg:x="7.034cm" svg:y="0.652cm">
          <draw:text-box>
            <text:p text:style-name="P2"><text:span text:style-name="T2">Covariance function</text:span></text:p>
          </draw:text-box>
        </draw:frame>
        <draw:frame draw:style-name="gr2" draw:text-style-name="P3" draw:layer="layout" svg:width="0.422cm" svg:height="0.611cm" svg:x="9.28cm" svg:y="16.634cm">
          <draw:text-box>
            <text:p text:style-name="P2"><text:span text:style-name="T1">h</text:span></text:p>
          </draw:text-box>
        </draw:frame>
        <draw:polygon draw:style-name="gr4" draw:text-style-name="P5" draw:layer="layout" svg:width="13.547cm" svg:height="12.135cm" svg:x="2.624cm" svg:y="2.568cm" svg:viewBox="0 0 13548 12136" draw:points="0,0 27,1 54,5 82,12 109,22 136,34 163,49 190,67 217,88 245,111 272,137 299,166 326,197 353,230 380,267 407,306 434,347 462,390 489,436 516,485 543,536 570,589 597,644 625,701 652,761 679,823 706,887 733,953 760,1021 788,1092 815,1163 842,1237 869,1313 896,1390 923,1469 950,1551 977,1633 1005,1717 1032,1802 1059,1890 1086,1978 1113,2068 1140,2159 1168,2251 1195,2344 1222,2439 1249,2535 1276,2632 1303,2730 1330,2829 1358,2928 1385,3029 1412,3130 1439,3233 1466,3335 1493,3439 1520,3544 1547,3649 1575,3754 1602,3860 1629,3966 1656,4073 1683,4180 1710,4287 1738,4395 1765,4503 1792,4610 1819,4719 1846,4827 1873,4935 1901,5044 1928,5152 1955,5259 1982,5367 2009,5474 2036,5582 2063,5690 2090,5797 2118,5904 2145,6012 2172,6118 2199,6225 2226,6330 2253,6435 2281,6540 2308,6645 2335,6749 2362,6853 2389,6956 2416,7058 2444,7160 2471,7261 2498,7361 2525,7461 2552,7559 2579,7657 2606,7755 2634,7851 2660,7947 2688,8042 2715,8135 2742,8228 2769,8320 2796,8411 2823,8502 2851,8591 2878,8680 2905,8767 2932,8853 2959,8938 2986,9023 3014,9106 3041,9188 3068,9269 3095,9349 3122,9428 3149,9506 3177,9583 3204,9658 3231,9732 3258,9805 3285,9878 3312,9949 3339,10019 3366,10088 3394,10156 3421,10221 3448,10286 3475,10349 3502,10412 3529,10474 3557,10534 3584,10593 3611,10651 3638,10709 3665,10766 3692,10823 3720,10879 3747,10932 3774,10982 3801,11033 3828,11084 3855,11133 3882,11178 3909,11223 3936,11266 3964,11308 3991,11349 4018,11388 4045,11428 4072,11468 4099,11506 4127,11541 4155,11576 4182,11610 4209,11643 4236,11676 4263,11707 4291,11736 4318,11763 4345,11790 4372,11816 4399,11840 4426,11862 4453,11884 4480,11906 4508,11927 4535,11948 4562,11967 4589,11986 4616,12003 4643,12018 4671,12032 4698,12047 4725,12057 4752,12069 4779,12080 4806,12090 4834,12099 4861,12107 4888,12113 4915,12117 4942,12123 4969,12129 4997,12132 5023,12135 5050,12135 5078,12136 5105,12135 5132,12132 5159,12129 5186,12125 5213,12120 5241,12112 5268,12105 5295,12098 5322,12090 5349,12083 5376,12075 5404,12066 5431,12056 5458,12046 5485,12035 5512,12023 5539,12011 5567,11998 5594,11984 5621,11973 5648,11963 5675,11947 5702,11937 5729,11926 5756,11911 5784,11900 5811,11888 5838,11870 5865,11857 5892,11842 5919,11828 5947,11812 5974,11796 6001,11779 6028,11763 6055,11745 6082,11726 6110,11710 6137,11694 6164,11675 6191,11657 6218,11639 6245,11621 6272,11601 6299,11583 6326,11563 6354,11544 6381,11525 6408,11504 6435,11484 6462,11464 6489,11445 6517,11424 6544,11405 6571,11384 6598,11363 6625,11341 6652,11321 6680,11300 6707,11279 6734,11258 6761,11236 6788,11214 6815,11193 6842,11170 6869,11147 6897,11126 6924,11104 6951,11084 6978,11062 7005,11042 7032,11020 7060,10999 7087,10978 7114,10956 7141,10936 7168,10919 7195,10902 7223,10884 7250,10867 7277,10849 7304,10832 7331,10815 7358,10799 7385,10784 7412,10768 7439,10753 7467,10738 7494,10722 7521,10707 7548,10691 7575,10676 7602,10661 7630,10644 7657,10628 7684,10612 7711,10597 7738,10581 7765,10565 7793,10549 7820,10534 7847,10518 7874,10502 7901,10486 7928,10470 7955,10455 7982,10439 8010,10422 8037,10406 8064,10390 8091,10375 8118,10360 8145,10343 8173,10327 8200,10312 8227,10297 8254,10280 8281,10264 8308,10249 8336,10233 8363,10218 8390,10202 8417,10187 8444,10171 8471,10155 8499,10140 8526,10124 8553,10108 8580,10093 8607,10077 8634,10061 8661,10045 8688,10029 8715,10014 8743,9998 8770,9985 8797,9970 8824,9955 8851,9942 8878,9928 8906,9914 8933,9900 8960,9886 8987,9873 9014,9859 9041,9846 9069,9832 9096,9818 9123,9803 9150,9789 9177,9775 9204,9761 9231,9748 9258,9736 9286,9723 9313,9709 9340,9696 9367,9683 9394,9671 9421,9657 9449,9644 9476,9632 9503,9619 9530,9606 9557,9593 9584,9581 9612,9569 9639,9557 9666,9544 9693,9531 9720,9519 9747,9508 9774,9495 9801,9483 9828,9472 9856,9461 9883,9450 9910,9439 9937,9429 9964,9418 9991,9408 10019,9398 10046,9388 10073,9376 10100,9366 10127,9354 10154,9343 10182,9332 10209,9321 10236,9311 10263,9301 10290,9291 10317,9281 10344,9272 10371,9262 10399,9253 10426,9244 10453,9235 10480,9226 10507,9217 10534,9208 10562,9199 10589,9191 10616,9182 10643,9174 10670,9165 10697,9157 10725,9149 10752,9140 10779,9132 10806,9124 10833,9115 10860,9107 10888,9098 10914,9090 10942,9082 10969,9073 10996,9066 11023,9058 11050,9051 11077,9043 11104,9036 11132,9029 11159,9022 11186,9015 11213,9008 11240,9001 11267,8994 11295,8988 11322,8981 11349,8974 11376,8967 11403,8961 11430,8954 11458,8948 11485,8941 11512,8934 11539,8927 11566,8920 11593,8915 11620,8909 11647,8904 11675,8898 11702,8893 11729,8888 11756,8882 11783,8877 11810,8872 11838,8867 11865,8861 11892,8857 11919,8852 11946,8847 11973,8841 12001,8836 12028,8831 12055,8825 12082,8821 12109,8816 12136,8811 12163,8806 12190,8801 12218,8797 12245,8792 12272,8787 12299,8783 12326,8779 12353,8775 12380,8771 12408,8767 12435,8763 12462,8759 12489,8754 12516,8750 12543,8746 12571,8742 12598,8738 12625,8734 12652,8730 12679,8727 12706,8724 12733,8720 12760,8716 12788,8713 12815,8709 12842,8706 12869,8702 12896,8698 12923,8694 12951,8691 12978,8688 13005,8685 13032,8682 13059,8678 13086,8675 13114,8672 13141,8670 13168,8666 13195,8664 13222,8661 13249,8659 13276,8656 13303,8654 13331,8651 13358,8648 13385,8645 13412,8643 13439,8640 13466,8637 13494,8635 13521,8632 13548,8629 13548,8103 13521,8102 13494,8100 13466,8099 13439,8097 13412,8096 13385,8094 13358,8093 13331,8092 13303,8092 13276,8092 13249,8092 13222,8091 13195,8090 13168,8089 13141,8087 13114,8086 13086,8085 13059,8084 13032,8084 13005,8083 12978,8083 12951,8082 12923,8080 12896,8079 12869,8078 12842,8078 12815,8078 12788,8077 12760,8076 12733,8075 12706,8074 12679,8072 12652,8072 12625,8072 12598,8072 12571,8071 12543,8071 12516,8070 12489,8070 12462,8070 12435,8069 12408,8068 12380,8068 12353,8068 12326,8068 12299,8068 12272,8068 12245,8068 12218,8068 12190,8069 12163,8069 12136,8070 12109,8070 12082,8071 12055,8073 12028,8073 12001,8074 11973,8075 11946,8077 11919,8078 11892,8079 11865,8080 11838,8081 11810,8083 11783,8084 11756,8084 11729,8084 11702,8085 11675,8085 11647,8086 11620,8087 11593,8089 11566,8090 11539,8092 11512,8094 11485,8096 11458,8098 11430,8101 11403,8103 11376,8107 11349,8109 11322,8112 11295,8115 11267,8117 11240,8120 11213,8123 11186,8128 11159,8132 11132,8136 11104,8141 11077,8146 11050,8150 11023,8153 10996,8156 10969,8160 10942,8165 10914,8170 10888,8176 10860,8180 10833,8186 10806,8192 10779,8198 10752,8204 10725,8209 10697,8214 10670,8220 10643,8226 10616,8232 10589,8238 10562,8244 10534,8251 10507,8257 10480,8264 10453,8271 10426,8278 10399,8286 10371,8293 10344,8302 10317,8309 10290,8318 10263,8327 10236,8335 10209,8345 10182,8354 10154,8363 10127,8372 10100,8382 10073,8392 10046,8402 10019,8413 9991,8424 9964,8435 9937,8446 9910,8458 9883,8469 9856,8480 9828,8492 9801,8503 9774,8513 9747,8525 9720,8538 9693,8550 9666,8563 9639,8576 9612,8590 9584,8603 9557,8616 9530,8630 9503,8643 9476,8658 9449,8672 9421,8686 9394,8702 9367,8719 9340,8734 9313,8749 9286,8763 9258,8779 9231,8794 9204,8810 9177,8827 9150,8844 9123,8861 9096,8878 9069,8896 9041,8913 9014,8930 8987,8946 8960,8964 8933,8983 8906,9002 8878,9021 8851,9040 8824,9059 8797,9079 8770,9099 8743,9119 8715,9139 8688,9160 8661,9180 8634,9201 8607,9222 8580,9244 8553,9265 8526,9286 8499,9307 8471,9328 8444,9351 8417,9374 8390,9396 8363,9420 8336,9443 8308,9466 8281,9490 8254,9514 8227,9538 8200,9561 8173,9585 8145,9609 8118,9633 8091,9657 8064,9682 8037,9706 8010,9731 7982,9756 7955,9779 7928,9803 7901,9827 7874,9852 7847,9879 7820,9906 7793,9933 7765,9960 7738,9986 7711,10012 7684,10038 7657,10065 7630,10092 7602,10118 7575,10145 7548,10172 7521,10200 7494,10228 7467,10256 7439,10284 7412,10312 7385,10341 7358,10369 7331,10398 7304,10426 7277,10454 7250,10481 7223,10509 7195,10536 7168,10565 7141,10595 7114,10624 7087,10652 7060,10681 7032,10699 7005,10726 6978,10746 6951,10767 6924,10788 6897,10799 6869,10811 6842,10821 6815,10835 6788,10847 6761,10858 6734,10868 6707,10877 6680,10885 6652,10891 6625,10898 6598,10904 6571,10910 6544,10916 6517,10921 6489,10926 6462,10930 6435,10934 6408,10938 6381,10941 6354,10944 6326,10947 6299,10950 6272,10952 6245,10954 6218,10955 6191,10956 6164,10957 6137,10957 6110,10957 6082,10956 6055,10955 6028,10953 6001,10951 5974,10949 5947,10946 5919,10943 5892,10939 5865,10935 5838,10930 5811,10926 5784,10920 5756,10914 5729,10906 5702,10899 5675,10891 5648,10883 5621,10874 5594,10865 5567,10855 5539,10845 5512,10835 5485,10823 5458,10811 5431,10797 5404,10785 5376,10771 5349,10757 5322,10741 5295,10725 5268,10708 5241,10691 5213,10673 5186,10655 5159,10635 5132,10615 5105,10595 5078,10574 5050,10552 5023,10530 4997,10506 4969,10482 4942,10458 4915,10433 4888,10407 4861,10381 4834,10353 4806,10325 4779,10297 4752,10268 4725,10238 4698,10207 4671,10176 4643,10143 4616,10111 4589,10077 4562,10043 4535,10008 4508,9972 4480,9936 4453,9898 4426,9860 4399,9821 4372,9782 4345,9742 4318,9701 4291,9660 4263,9617 4236,9574 4209,9531 4182,9487 4155,9442 4127,9395 4099,9348 4072,9300 4045,9251 4018,9202 3991,9152 3964,9101 3936,9049 3909,8997 3882,8944 3855,8891 3828,8836 3801,8781 3774,8725 3747,8668 3720,8611 3692,8552 3665,8493 3638,8434 3611,8374 3584,8313 3557,8251 3529,8189 3502,8126 3475,8062 3448,7997 3421,7932 3394,7866 3366,7800 3339,7732 3312,7664 3285,7596 3258,7527 3231,7458 3204,7387 3177,7316 3149,7245 3122,7173 3095,7100 3068,7027 3041,6954 3014,6880 2986,6805 2959,6730 2932,6654 2905,6579 2878,6502 2851,6425 2823,6348 2796,6270 2769,6192 2742,6114 2715,6035 2688,5955 2660,5875 2634,5795 2606,5714 2579,5633 2552,5552 2525,5472 2498,5390 2471,5309 2444,5227 2416,5145 2389,5062 2362,4979 2335,4896 2308,4813 2281,4730 2253,4648 2226,4566 2199,4483 2172,4400 2145,4318 2118,4235 2090,4152 2063,4069 2036,3986 2009,3904 1982,3822 1955,3741 1928,3660 1901,3578 1873,3495 1846,3414 1819,3333 1792,3253 1765,3173 1738,3094 1710,3015 1683,2936 1656,2857 1629,2779 1602,2702 1575,2625 1547,2549 1520,2473 1493,2398 1466,2323 1439,2249 1412,2176 1385,2103 1358,2031 1330,1960 1303,1890 1276,1820 1249,1752 1222,1684 1195,1617 1168,1552 1140,1487 1113,1423 1086,1360 1059,1298 1032,1238 1005,1179 977,1121 950,1064 923,1008 896,953 869,900 842,847 815,797 788,747 760,699 733,652 706,607 679,563 652,520 625,480 597,440 570,402 543,366 516,331 489,298 462,267 434,237 407,209 380,182 353,157 326,134 299,113 272,94 245,76 217,60 190,46 163,34 136,23 109,15 82,8 54,4 27,1">
          <text:p/>
        </draw:polygon>
        <draw:polyline draw:style-name="gr5" draw:text-style-name="P1" draw:layer="layout" svg:width="13.547cm" svg:height="11.486cm" svg:x="2.624cm" svg:y="2.568cm" svg:viewBox="0 0 13548 11487" draw:points="0,0 27,1 54,4 82,10 109,17 136,27 163,39 190,54 217,70 245,88 272,109 299,131 326,156 353,182 380,211 407,242 434,274 462,309 489,345 516,384 543,424 570,466 597,509 625,555 652,603 679,652 706,702 733,755 760,809 788,864 815,922 842,980 869,1040 896,1101 923,1165 950,1229 977,1294 1005,1361 1032,1430 1059,1499 1086,1570 1113,1642 1140,1715 1168,1790 1195,1865 1222,1941 1249,2019 1276,2097 1303,2176 1330,2256 1358,2338 1385,2419 1412,2502 1439,2586 1466,2670 1493,2756 1520,2841 1547,2928 1575,3015 1602,3102 1629,3192 1656,3280 1683,3369 1710,3459 1738,3549 1765,3639 1792,3729 1819,3820 1846,3911 1873,4003 1901,4094 1928,4186 1955,4279 1982,4371 2009,4463 2036,4556 2063,4648 2090,4741 2118,4833 2145,4926 2172,5018 2199,5111 2226,5203 2253,5295 2281,5387 2308,5479 2335,5570 2362,5662 2389,5753 2416,5844 2444,5935 2471,6025 2498,6115 2525,6205 2552,6294 2579,6383 2606,6471 2634,6559 2660,6647 2688,6734 2715,6820 2742,6906 2769,6992 2796,7077 2823,7161 2851,7245 2878,7329 2905,7411 2932,7493 2959,7575 2986,7655 3014,7735 3041,7814 3068,7893 3095,7971 3122,8048 3149,8124 3177,8200 3204,8275 3231,8349 3258,8423 3285,8495 3312,8567 3339,8638 3366,8709 3394,8778 3421,8847 3448,8915 3475,8982 3502,9048 3529,9113 3557,9178 3584,9241 3611,9303 3638,9365 3665,9426 3692,9485 3720,9544 3747,9602 3774,9659 3801,9715 3828,9770 3855,9825 3882,9878 3909,9930 3936,9982 3964,10032 3991,10082 4018,10130 4045,10178 4072,10225 4099,10270 4127,10315 4155,10359 4182,10402 4209,10444 4236,10485 4263,10525 4291,10565 4318,10603 4345,10641 4372,10677 4399,10713 4426,10748 4453,10782 4480,10815 4508,10847 4535,10879 4562,10909 4589,10939 4616,10968 4643,10995 4671,11023 4698,11049 4725,11075 4752,11099 4779,11123 4806,11147 4834,11169 4861,11190 4888,11211 4915,11231 4942,11250 4969,11268 4997,11286 5023,11302 5050,11318 5078,11333 5105,11347 5132,11361 5159,11374 5186,11386 5213,11397 5241,11408 5268,11418 5295,11427 5322,11436 5349,11443 5376,11451 5404,11457 5431,11463 5458,11468 5485,11473 5512,11477 5539,11480 5567,11482 5594,11484 5621,11486 5648,11486 5675,11487 5702,11486 5729,11486 5756,11484 5784,11483 5811,11480 5838,11477 5865,11474 5892,11470 5919,11466 5947,11461 5974,11456 6001,11450 6028,11444 6055,11437 6082,11430 6110,11423 6137,11414 6164,11406 6191,11398 6218,11389 6245,11379 6272,11369 6299,11359 6326,11349 6354,11337 6381,11326 6408,11314 6435,11302 6462,11290 6489,11277 6517,11264 6544,11251 6571,11237 6598,11224 6625,11210 6652,11195 6680,11181 6707,11166 6734,11151 6761,11136 6788,11120 6815,11104 6842,11089 6869,11072 6897,11056 6924,11039 6951,11022 6978,11005 7005,10987 7032,10970 7060,10952 7087,10934 7114,10916 7141,10898 7168,10880 7195,10862 7223,10844 7250,10825 7277,10806 7304,10788 7331,10769 7358,10750 7385,10730 7412,10711 7439,10692 7467,10673 7494,10653 7521,10634 7548,10614 7575,10595 7602,10575 7630,10556 7657,10536 7684,10517 7711,10498 7738,10478 7765,10458 7793,10439 7820,10420 7847,10400 7874,10381 7901,10362 7928,10342 7955,10323 7982,10304 8010,10285 8037,10266 8064,10247 8091,10228 8118,10209 8145,10191 8173,10172 8200,10153 8227,10135 8254,10116 8281,10097 8308,10079 8336,10060 8363,10041 8390,10023 8417,10005 8444,9986 8471,9968 8499,9950 8526,9932 8553,9914 8580,9897 8607,9879 8634,9862 8661,9844 8688,9827 8715,9809 8743,9792 8770,9775 8797,9758 8824,9741 8851,9724 8878,9707 8906,9690 8933,9674 8960,9658 8987,9641 9014,9626 9041,9610 9069,9594 9096,9579 9123,9563 9150,9548 9177,9533 9204,9518 9231,9503 9258,9488 9286,9473 9313,9459 9340,9444 9367,9430 9394,9416 9421,9402 9449,9387 9476,9374 9503,9360 9530,9346 9557,9333 9584,9319 9612,9306 9639,9293 9666,9279 9693,9266 9720,9253 9747,9241 9774,9228 9801,9215 9828,9203 9856,9190 9883,9178 9910,9166 9937,9154 9964,9142 9991,9130 10019,9119 10046,9107 10073,9096 10100,9084 10127,9073 10154,9062 10182,9051 10209,9040 10236,9029 10263,9018 10290,9007 10317,8997 10344,8986 10371,8976 10399,8966 10426,8956 10453,8946 10480,8936 10507,8927 10534,8917 10562,8908 10589,8898 10616,8889 10643,8879 10670,8870 10697,8861 10725,8852 10752,8843 10779,8834 10806,8825 10833,8817 10860,8808 10888,8800 10914,8791 10942,8783 10969,8775 10996,8767 11023,8759 11050,8751 11077,8744 11104,8736 11132,8729 11159,8722 11186,8714 11213,8707 11240,8701 11267,8694 11295,8687 11322,8680 11349,8674 11376,8668 11403,8661 11430,8655 11458,8649 11485,8643 11512,8637 11539,8632 11566,8626 11593,8620 11620,8615 11647,8609 11675,8604 11702,8599 11729,8594 11756,8588 11783,8583 11810,8579 11838,8574 11865,8569 11892,8565 11919,8560 11946,8556 11973,8551 12001,8546 12028,8542 12055,8538 12082,8533 12109,8529 12136,8525 12163,8521 12190,8516 12218,8513 12245,8509 12272,8505 12299,8501 12326,8498 12353,8494 12380,8491 12408,8487 12435,8484 12462,8481 12489,8477 12516,8474 12543,8471 12571,8468 12598,8465 12625,8462 12652,8459 12679,8456 12706,8453 12733,8450 12760,8447 12788,8444 12815,8442 12842,8439 12869,8437 12896,8434 12923,8431 12951,8429 12978,8426 13005,8424 13032,8422 13059,8419 13086,8417 13114,8414 13141,8412 13168,8410 13195,8408 13222,8406 13249,8404 13276,8401 13303,8399 13331,8397 13358,8395 13385,8393 13412,8392 13439,8389 13466,8388 13494,8386 13521,8384 13548,8382">
          <text:p/>
        </draw:polyline>
        <draw:line draw:style-name="gr6" draw:text-style-name="P1" draw:layer="layout" svg:x1="2.082cm" svg:y1="10.924cm" svg:x2="16.713cm" svg:y2="10.924cm">
          <text:p/>
        </draw:line>
        <draw:frame draw:style-name="gr2" draw:text-style-name="P3" draw:layer="layout" svg:width="0.823cm" svg:height="0.611cm" draw:transform="rotate (1.5707963267949) translate (-0.029cm 9.047cm)">
          <draw:text-box>
            <text:p text:style-name="P2"><text:span text:style-name="T1">C(h)</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stroke-dash20" draw:style="rect" draw:dots1="1" draw:distance="0.105cm"/>
    <draw:stroke-dash draw:name="stroke-dash27" draw:style="rect" draw:dots1="1" draw:dots1-length="0.158cm" draw:distance="0.26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6cm" fo:margin-bottom="1cm" fo:margin-left="0cm" fo:margin-right="0cm" fo:page-width="17.78cm" fo:page-height="17.7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1-08T11:28:59.566023376</dc:date>
    <meta:editing-duration>PT38S</meta:editing-duration>
    <meta:editing-cycles>1</meta:editing-cycles>
    <meta:document-statistic meta:object-count="29"/>
    <meta:generator>LibreOffice/5.1.6.2$Linux_X86_64 LibreOffice_project/10m0$Build-2</meta:generator>
  </office:meta>
</office:document-meta>
</file>